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eet my Water</text:p>
      <text:p text:style-name="Standard"/>
      <text:p text:style-name="Standard">Mission:</text:p>
      <text:p text:style-name="Standard"/>
      <text:p text:style-name="Standard"><text:tab/>1.)<text:tab/>To provide local water testing result, water supplier, and water supervisor</text:p>
      <text:p text:style-name="Standard"><text:tab/><text:tab/>resource information to any individual based on their provided location. <text:s/>And to</text:p>
      <text:p text:style-name="Standard"><text:tab/><text:tab/>provide a platform for residents and utilities to upload their water testing results for a <text:tab/><text:tab/>public and programmatic analysis.</text:p>
      <text:p text:style-name="Standard"/>
      <text:p text:style-name="Standard"><text:tab/>2.) <text:tab/>To provide a structure to enrich strategic partners and investors alike</text:p>
      <text:p text:style-name="Standard"/>
      <text:p text:style-name="Standard">Possible Concept Names:</text:p>
      <text:p text:style-name="Standard"><text:tab/>1.) "My Water" .com/org/etc</text:p>
      <text:p text:style-name="Standard"><text:tab/>2.) "Meet My Water" maybe referring to the page with your info</text:p>
      <text:p text:style-name="Standard"/>
      <text:p text:style-name="Standard"/>
      <text:p text:style-name="Standard">TagLine:</text:p>
      <text:p text:style-name="Standard"/>
      <text:p text:style-name="Standard"><text:tab/>to Test, Contribute, and Protect our water</text:p>
      <text:p text:style-name="Standard"><text:tab/></text:p>
      <text:p text:style-name="Standard"/>
      <text:p text:style-name="Standard"><text:s/></text:p>
      <text:p text:style-name="Standard"/>
      <text:p text:style-name="Standard"/>
      <text:p text:style-name="Standard"/>
      <text:p text:style-name="Standard">Potential Research</text:p>
      <text:p text:style-name="Standard"><text:tab/>1.) Designing and development of patentable water testing systems coupled with <text:tab/><text:tab/> <text:s text:c="5"/>communication</text:p>
      <text:p text:style-name="Standard"><text:tab/>2.) Design of "pure-Water" collection and distribution systems</text:p>
      <text:p text:style-name="Standard"><text:tab/>3.) Unique design using patentable processes using 3d printed RO membranes</text:p>
      <text:p text:style-name="Standard"><text:tab/></text:p>
      <text:p text:style-name="Standard">So What? </text:p>
      <text:p text:style-name="Standard"/>
      <text:p text:style-name="Standard"><text:tab/>1.) Recognizing the current state of Federal affairs in the United States, it has become clear <text:tab/> <text:s text:c="5"/>that science which does not come to favorable conclusions as determined by the funder, <text:tab/> <text:s text:c="5"/>will no longer be considered in the crafting of public policy. <text:s/>In the midst of great <text:tab/><text:tab/> <text:s text:c="5"/>disagreement and political debate about the nature of what corporations value, and where <text:s text:c="5"/><text:tab/> <text:s text:c="5"/>their science is likely to point, there is one particular resource which we must agree <text:tab/> <text:s/><text:tab/> <text:s text:c="5"/>cannot be allowed to be corrupted even for one single minute longer. <text:s/></text:p>
      <text:p text:style-name="Standard"><text:tab/><text:tab/></text:p>
      <text:p text:style-name="Standard"><text:tab/>2.) This platform is intended to create a space for true citizenship by:</text:p>
      <text:p text:style-name="Standard"><text:tab/><text:tab/></text:p>
      <text:p text:style-name="Standard"><text:tab/><text:tab/>a.) empowering citizens to be informed and involved in discussions about their water <text:tab/><text:tab/> <text:s text:c="4"/>supply</text:p>
      <text:p text:style-name="Standard"><text:tab/><text:tab/>b.) giving empowered citizens a simple way to contribute</text:p>
      <text:p text:style-name="Standard"><text:tab/><text:tab/>c.) creating opportunities for those more dogged to analyze data any way they like</text:p>
      <text:p text:style-name="Standard"><text:tab/><text:tab/>d.) allowing local, regional, and national legislators get an accurate, real-time view of <text:tab/><text:tab/> <text:s text:c="4"/>their respective water supply, and...</text:p>
      <text:p text:style-name="Standard"><text:tab/><text:tab/><text:tab/>--)using that information to craft more effective local legislation</text:p>
      <text:p text:style-name="Standard"><text:tab/><text:tab/>e.) open-sourcing the development of tools to aid in the detection of problems in the <text:soft-page-break/><text:tab/><text:tab/> <text:s text:c="4"/>water supply</text:p>
      <text:p text:style-name="Standard"><text:tab/><text:tab/>f.) providing quick and reliable access to information channels which have ability, <text:tab/><text:tab/> <text:s text:c="4"/>authority, and desire to stop problems</text:p>
      <text:p text:style-name="Standard"><text:tab/><text:tab/>g.) providing block-chained 'bad report' tickets to ensure successful transfer of <text:tab/><text:tab/><text:tab/> <text:s text:c="4"/>information relating to potentially harmful events and states</text:p>
      <text:p text:style-name="Standard"><text:tab/><text:tab/></text:p>
      <text:p text:style-name="Standard"><text:tab/><text:tab/>h.) through blockchain tech, allowing an open audit of the transfer of information <text:tab/><text:tab/> <text:s text:c="4"/>regarding hazards, in order to maintain accountability</text:p>
      <text:p text:style-name="Standard"><text:tab/><text:tab/></text:p>
      <text:p text:style-name="Standard"><text:tab/>3.) This concept will open up the auditing process and protect our water supply for everyone <text:tab/> <text:s text:c="4"/>in the country</text:p>
      <text:p text:style-name="Standard"><text:tab/></text:p>
      <text:p text:style-name="Standard">Potential Intellectual Property:</text:p>
      <text:p text:style-name="Standard"/>
      <text:p text:style-name="Standard"><text:tab/>1.) Designs of a reusable water testing kit with USB interface for automatic</text:p>
      <text:p text:style-name="Standard"><text:tab/> <text:s text:c="4"/>analysis and uploading of data in a reasonably secure way. <text:s/>Checking</text:p>
      <text:p text:style-name="Standard"><text:tab/> <text:s text:c="4"/>current patents....</text:p>
      <text:p text:style-name="Standard"><text:tab/></text:p>
      <text:p text:style-name="Standard"><text:tab/>2.) Designs of sections of pipe with programmable components, which are designed </text:p>
      <text:p text:style-name="Standard"><text:tab/> <text:s text:c="4"/>to analyze and upload results regularly and automatically. "DataPipe"</text:p>
      <text:p text:style-name="Standard"><text:tab/><text:tab/></text:p>
      <text:p text:style-name="Standard"><text:tab/>3.) "Waterscore" trademark</text:p>
      <text:p text:style-name="Standard"><text:tab/></text:p>
      <text:p text:style-name="Standard"><text:tab/>4.) Development of middleware to format test results located in other databases for our <text:tab/> <text:s/><text:tab/> <text:s text:c="4"/>platform</text:p>
      <text:p text:style-name="Standard"/>
      <text:p text:style-name="Standard">Revenue Streams:</text:p>
      <text:p text:style-name="Standard"/>
      <text:p text:style-name="Standard"><text:tab/>1.) Direct sales of water testing kits via Amazon, with links from website</text:p>
      <text:p text:style-name="Standard"/>
      <text:p text:style-name="Standard"><text:tab/>2.) Advertising</text:p>
      <text:p text:style-name="Standard"/>
      <text:p text:style-name="Standard"><text:tab/>3.) Donations</text:p>
      <text:p text:style-name="Standard"><text:tab/></text:p>
      <text:p text:style-name="Standard"><text:tab/>4.) Sales of Proprietary Analysis of data to local municipalities</text:p>
      <text:p text:style-name="Standard"><text:tab/><text:tab/>a.) Although all raw data will be freely available to the public on visit to the site</text:p>
      <text:p text:style-name="Standard"><text:tab/><text:tab/></text:p>
      <text:p text:style-name="Standard"><text:tab/>5.) Sale of valuable (of any value) materials filtered out of water<text:tab/></text:p>
      <text:p text:style-name="Standard"/>
      <text:p text:style-name="Standard">Structure:</text:p>
      <text:p text:style-name="Standard"><text:tab/>Key Points:</text:p>
      <text:p text:style-name="Standard"><text:tab/></text:p>
      <text:p text:style-name="Standard"><text:tab/><text:tab/>1.) Meet My Water would best be served as a not-for-profit organization to take <text:tab/><text:tab/><text:tab/> <text:s text:c="4"/>advantage of any tax implications of doing business</text:p>
      <text:p text:style-name="Standard"><text:tab/><text:tab/></text:p>
      <text:p text:style-name="Standard"><text:tab/><text:tab/>2.) owners can be paid in disbursement form, typically equitably (I Think)</text:p>
      <text:p text:style-name="Standard"><text:tab/><text:tab/></text:p>
      <text:p text:style-name="Standard"><text:tab/><text:tab/>3.) Owners can be paid salary at company discretion, recognizing transparency</text:p>
      <text:p text:style-name="Standard"/>
      <text:p text:style-name="Standard"><text:tab/><text:tab/>4.) <text:s/>Class of Shares or Units for strategic partnerships, ensuring their enriching uppon <text:tab/><text:tab/> <text:s text:c="4"/>our success in form of endowments in cash</text:p>
      <text:p text:style-name="Standard"/>
      <text:p text:style-name="Standard"><text:soft-page-break/></text:p>
      <text:p text:style-name="Standard">Software Requirements:</text:p>
      <text:p text:style-name="Standard"/>
      <text:p text:style-name="Standard"><text:tab/>1.) Hosting services</text:p>
      <text:p text:style-name="Standard"><text:tab/><text:tab/>a.) GoDaddy</text:p>
      <text:p text:style-name="Standard"><text:tab/><text:tab/>b.) Cloudflare</text:p>
      <text:p text:style-name="Standard"><text:tab/><text:tab/>c.) Amazon</text:p>
      <text:p text:style-name="Standard"><text:tab/>2.) Database and webpage management</text:p>
      <text:p text:style-name="Standard"/>
      <text:p text:style-name="Standard"><text:tab/>3.) Communication software </text:p>
      <text:p text:style-name="Standard"/>
      <text:p text:style-name="Standard">Hardware Requirements:</text:p>
      <text:p text:style-name="Standard"><text:tab/></text:p>
      <text:p text:style-name="Standard"><text:tab/>1.) <text:s/>Development of USB testing kit</text:p>
      <text:p text:style-name="Standard"/>
      <text:p text:style-name="Standard"><text:tab/>2.) Development of standalone unit, with ability to deliver sample on regular basis via:</text:p>
      <text:p text:style-name="Standard"><text:tab/> <text:s text:c="4"/>a.) dedicated "Micropipe" </text:p>
      <text:p text:style-name="Standard"><text:tab/> <text:s text:c="4"/>b.) Micro-drone delivery</text:p>
      <text:p text:style-name="Standard"/>
      <text:p text:style-name="Standard"/>
      <text:p text:style-name="Standard">Strategy:</text:p>
      <text:p text:style-name="Standard"><text:tab/>Key Points:</text:p>
      <text:p text:style-name="Standard"><text:tab/><text:tab/></text:p>
      <text:p text:style-name="Standard"><text:tab/>1.) Phase 1 involves initial build-out of web-platform and uploaded test results in <text:tab/><text:tab/> <text:s text:c="4"/>particular areas, to later be coordinated with marketing. <text:s/>Refining and designing <text:tab/><text:tab/> <text:s text:c="4"/>the site for ease of use and simplicity at every opportunity. <text:s/>Building and <text:tab/><text:tab/><text:tab/> <text:s text:c="4"/>designing report mechanics to be developed but a functional site. <text:s/>Products to be <text:tab/><text:tab/> <text:s text:c="4"/>researched and the appropriate patents applied for, and work furthering the <text:tab/><text:tab/><text:tab/> <text:s text:c="4"/>development of those patents. <text:s/>Meanwhile, manual testing and uploading of <text:tab/><text:tab/><text:tab/> <text:s text:c="4"/>results to the database in key areas which will be used to craft the marketing <text:tab/><text:tab/><text:tab/> <text:s text:c="4"/>budget for roll-out. <text:s/>Also, the contacting and communication with each water <text:tab/><text:tab/><text:tab/> <text:s text:c="4"/>facility to convey concept and beseech their involvement.</text:p>
      <text:p text:style-name="Standard"><text:tab/><text:tab/><text:tab/></text:p>
      <text:p text:style-name="Standard"><text:tab/>2.) Phase 2 consists of the run-up to the initial marketing kick-off, expanding the site <text:tab/><text:tab/> <text:s text:c="4"/>capacity and very-small-order product manufacturing for initial inventory of <text:tab/><text:tab/><text:tab/> <text:s text:c="4"/>patented products. <text:s/>The initial marketing budget will respect highest <text:tab/><text:tab/><text:tab/><text:tab/> <text:s text:c="4"/>concentrations of reports generated by fieldwork or otherwise, as well as water <text:tab/><text:tab/> <text:s text:c="4"/>facilities which exuberantly champion our mission. <text:s/>Work continues to test and <text:s text:c="2"/><text:tab/><text:tab/> <text:s text:c="4"/>generate reports in under-served areas (damn near everywhere at first) and <text:tab/><text:tab/><text:tab/> <text:s text:c="4"/>conduct local discussions with water facilities personnel. <text:s/>Work also continues <text:tab/><text:tab/> <text:s text:c="4"/>updating, validating, entering info into the database.</text:p>
      <text:p text:style-name="Standard"><text:tab/><text:tab/><text:tab/></text:p>
      <text:p text:style-name="Standard"><text:tab/>3.) In Phase 3, the growth begins after the initial marketing roll-out. <text:s/>Repeating a <text:tab/><text:tab/> <text:s text:c="4"/>pattern of testing and area and committing results to the site, and subsequently <text:tab/><text:tab/> <text:s text:c="4"/>market to that area. <text:s/>The goal of p3 to establish "bases" in each of our defined <text:tab/><text:tab/> <text:s text:c="4"/>regions. <text:s/>Work continues testing and bettering the user experience in the website, <text:tab/><text:tab/> <text:s text:c="4"/>and making sure it works and is secure. <text:s/>R&amp;D continues as is afforded by sales of <text:tab/><text:tab/> <text:s text:c="4"/>products and donations from marketed areas. <text:s/>Contract employees may be used to <text:tab/><text:tab/> <text:s text:c="4"/>complete testing of wider ares to more quickly define "bases". <text:s/>Revenue allowing, <text:tab/><text:tab/> <text:s text:c="4"/>an office should be established from where we can coordinate efforts to complete <text:tab/><text:tab/> <text:s text:c="4"/>p3 goal.</text:p>
      <text:p text:style-name="Standard"><text:tab/><text:tab/><text:tab/></text:p>
      <text:p text:style-name="Standard"><text:soft-page-break/><text:tab/>4.) Phase 4 deals with the standardization of our products and methods into local <text:tab/><text:tab/> <text:s text:c="4"/>building codes and standard practices. <text:s/>As we continue use volunteers and <text:tab/><text:tab/> <text:tab/> <text:s text:c="4"/>contract workers to move further from our "bases" and grow the movement, we <text:tab/><text:tab/> <text:s text:c="4"/>are lobbying our local legislators where we have had some time and exposure. <text:s/><text:tab/><text:tab/> <text:s text:c="4"/>Our arguement will be that this has so much importance to the community, that <text:tab/><text:tab/> <text:s text:c="4"/>our "datapipe" technology should be used in every new construction. <text:s/>This will <text:tab/><text:tab/> <text:s text:c="4"/>take lobbyists and people familiar with such things to accomplish. <text:s/>More routes to <text:tab/><text:tab/> <text:s text:c="4"/>consider at this point would be lobbying for return of a portion of the 2G network <text:tab/><text:tab/> <text:s text:c="4"/>to be dedicated to National Security via infastructure management (via Datapipe <text:tab/><text:tab/> <text:s text:c="4"/>comms)</text:p>
      <text:p text:style-name="Standard"><text:tab/><text:tab/><text:tab/></text:p>
      <text:p text:style-name="Standard"><text:tab/>5.) Phase 5 we enjoy the benefits of having made our products required by most local <text:tab/><text:tab/> <text:s text:c="4"/>laws across the country, taking our payment every. single. time. someone breaks <text:tab/><text:tab/> <text:s text:c="4"/>ground in the country. <text:s/></text:p>
      <text:p text:style-name="Standard"><text:tab/><text:tab/></text:p>
      <text:p text:style-name="Standard"><text:tab/>6.) Phase 6 - Hookers and Blow?</text:p>
      <text:p text:style-name="Standard"><text:tab/><text:tab/><text:tab/></text:p>
      <text:p text:style-name="Standard"><text:tab/></text:p>
      <text:p text:style-name="Standard"><text:tab/></text:p>
      <text:p text:style-name="Standard"/>
      <text:p text:style-name="Standard">Kinds of information in Database: <text:s/>(as Crazy as these may sound)</text:p>
      <text:p text:style-name="Standard"><text:tab/><text:tab/></text:p>
      <text:p text:style-name="Standard"><text:tab/>1.) List of all companies that supply water to, or have a hand in processing, deliveringvia <text:tab/> <text:s text:c="4"/>municipal line or otherwise, to people residing on US soil for typical use </text:p>
      <text:p text:style-name="Standard"><text:tab/></text:p>
      <text:p text:style-name="Standard"><text:tab/>2.) List of all water related facilities, by owner (operator and otherwise) and their respective, <text:tab/> <text:s text:c="4"/>affected community by zip code, and</text:p>
      <text:p text:style-name="Standard"><text:tab/></text:p>
      <text:p text:style-name="Standard"><text:tab/>3.) ...a list of one of the following for each, represented by a specific level of confidence</text:p>
      <text:p text:style-name="Standard"><text:tab/> <text:s text:c="4"/>indicated by ease of access to the individual and information, ordered by confidence <text:s text:c="2"/><text:tab/> <text:s text:c="4"/>level:</text:p>
      <text:p text:style-name="Standard"><text:tab/><text:tab/>a.) Name and Contact info of company QC and community outreach representative. <text:tab/><text:tab/><text:tab/>(Company Supplied) (assumes no company outreach rep if none supplied)</text:p>
      <text:p text:style-name="Standard"><text:tab/><text:tab/>b.) Name and Contact info of local head of company QC. (Researched)</text:p>
      <text:p text:style-name="Standard"><text:tab/><text:tab/>c.) Name and Contact info of head of operations. (Researched)</text:p>
      <text:p text:style-name="Standard"><text:tab/><text:tab/>d.) Registered agent of local company operations. (Researched, Public Record)</text:p>
      <text:p text:style-name="Standard"><text:tab/><text:tab/></text:p>
      <text:p text:style-name="Standard"><text:tab/>4.) List of testing deficiencies or 'bad-report' as uploaded by tools, organized by water <text:tab/> <text:s text:c="4"/><text:tab/> <text:s text:c="4"/>service operation, date, location, etc.</text:p>
      <text:p text:style-name="Standard"><text:tab/></text:p>
      <text:p text:style-name="Standard">Types of expenses in Phase 1:</text:p>
      <text:p text:style-name="Standard"><text:tab/></text:p>
      <text:p text:style-name="Standard"><text:tab/>Fixed:</text:p>
      <text:p text:style-name="Standard"><text:tab/>1.) Hosting Services</text:p>
      <text:p text:style-name="Standard"><text:tab/></text:p>
      <text:p text:style-name="Standard"><text:tab/>2.) Company Phone Plan</text:p>
      <text:p text:style-name="Standard"><text:tab/></text:p>
      <text:p text:style-name="Standard"><text:tab/>3.) Gas budget for travel</text:p>
      <text:p text:style-name="Standard"><text:tab/></text:p>
      <text:p text:style-name="Standard"><text:tab/>4.) Water Testing Kits</text:p>
      <text:p text:style-name="Standard"><text:tab/></text:p>
      <text:p text:style-name="Standard"><text:tab/>5.) Research and Development (patents and parts)</text:p>
      <text:p text:style-name="Standard"><text:soft-page-break/><text:tab/></text:p>
      <text:p text:style-name="Standard"><text:tab/></text:p>
      <text:p text:style-name="Standard"><text:tab/></text:p>
      <text:p text:style-name="Standard"><text:tab/>Marginal:</text:p>
      <text:p text:style-name="Standard"><text:tab/>1.) Web-site Development</text:p>
      <text:p text:style-name="Standard"><text:tab/></text:p>
      <text:p text:style-name="Standard"><text:tab/>2.) Web-site data verification and update</text:p>
      <text:p text:style-name="Standard"/>
      <text:p text:style-name="Standard"><text:tab/></text:p>
      <text:p text:style-name="Standard"><text:tab/></text:p>
      <text:p text:style-name="Standard">Types of expenses in Phase 2:</text:p>
      <text:p text:style-name="Standard"><text:tab/>Including most phase 1 costs...</text:p>
      <text:p text:style-name="Standard"><text:tab/></text:p>
      <text:p text:style-name="Standard"><text:tab/>Fixed:</text:p>
      <text:p text:style-name="Standard"><text:tab/>1.) Increase in site capacity</text:p>
      <text:p text:style-name="Standard"><text:tab/></text:p>
      <text:p text:style-name="Standard"><text:tab/>2.) Initial Marketing Budget</text:p>
      <text:p text:style-name="Standard"><text:tab/></text:p>
      <text:p text:style-name="Standard"><text:tab/>3.) Initial Inventory </text:p>
      <text:p text:style-name="Standard"><text:tab/></text:p>
      <text:p text:style-name="Standard"><text:tab/></text:p>
      <text:p text:style-name="Standard"><text:tab/>Marginal:<text:tab/></text:p>
      <text:p text:style-name="Standard"><text:tab/>1.) Wages</text:p>
      <text:p text:style-name="Standard"><text:tab/></text:p>
      <text:p text:style-name="Standard"><text:tab/></text:p>
      <text:p text:style-name="Standard"><text:tab/></text:p>
      <text:p text:style-name="Standard">Types of expenses in Phase 3:</text:p>
      <text:p text:style-name="Standard"><text:tab/>Plus 1 and 2....</text:p>
      <text:p text:style-name="Standard"><text:tab/></text:p>
      <text:p text:style-name="Standard"><text:tab/>Fixed:</text:p>
      <text:p text:style-name="Standard"><text:tab/>1.) Rent &amp; Util</text:p>
      <text:p text:style-name="Standard"><text:tab/></text:p>
      <text:p text:style-name="Standard"><text:tab/>2.) Legal Budget</text:p>
      <text:p text:style-name="Standard"><text:tab/></text:p>
      <text:p text:style-name="Standard"><text:tab/></text:p>
      <text:p text:style-name="Standard"><text:tab/>Marginal:</text:p>
      <text:p text:style-name="Standard"><text:tab/>1.) Manufacturing Products</text:p>
      <text:p text:style-name="Standard"><text:tab/></text:p>
      <text:p text:style-name="Standard"><text:tab/>2.) Expense Budget</text:p>
      <text:p text:style-name="Standard"><text:tab/></text:p>
      <text:p text:style-name="Standard"><text:tab/>3.) Wages</text:p>
      <text:p text:style-name="Standard"><text:tab/></text:p>
      <text:p text:style-name="Standard"><text:tab/>4.) More R&amp;D</text:p>
      <text:p text:style-name="Standard"><text:tab/></text:p>
      <text:p text:style-name="Standard"><text:tab/>5.) Marketing</text:p>
      <text:p text:style-name="Standard"><text:tab/><text:tab/>a.) <text:s/>Respectable percentage of donations(~15%)</text:p>
      <text:p text:style-name="Standard"><text:tab/></text:p>
      <text:p text:style-name="Standard"><text:tab/></text:p>
      <text:p text:style-name="Standard"><text:tab/></text:p>
      <text:p text:style-name="Standard">Types of expenses in Phase 4:</text:p>
      <text:p text:style-name="Standard"><text:tab/>....yeah.....</text:p>
      <text:p text:style-name="Standard"><text:tab/></text:p>
      <text:p text:style-name="Standard"><text:soft-page-break/><text:tab/>Fixed:</text:p>
      <text:p text:style-name="Standard"><text:tab/>1.) Lobbyist</text:p>
      <text:p text:style-name="Standard"><text:tab/></text:p>
      <text:p text:style-name="Standard"><text:tab/>2.) Owner Salary - $100k Annually</text:p>
      <text:p text:style-name="Standard"><text:tab/></text:p>
      <text:p text:style-name="Standard"><text:tab/></text:p>
      <text:p text:style-name="Standard"><text:tab/>Marginal:</text:p>
      <text:p text:style-name="Standard"><text:tab/></text:p>
      <text:p text:style-name="Standard"><text:tab/></text:p>
      <text:p text:style-name="Standard"><text:tab/></text:p>
      <text:p text:style-name="Standard">Types of expenses in Phase 5:</text:p>
      <text:p text:style-name="Standard"><text:tab/></text:p>
      <text:p text:style-name="Standard"><text:tab/>Fixed:</text:p>
      <text:p text:style-name="Standard"><text:tab/>1.) Owner Salary - $250K Annually</text:p>
      <text:p text:style-name="Standard"><text:tab/></text:p>
      <text:p text:style-name="Standard"><text:tab/></text:p>
      <text:p text:style-name="Standard"><text:tab/>Marginal:</text:p>
      <text:p text:style-name="Standard"><text:tab/></text:p>
      <text:p text:style-name="Standard"><text:tab/></text:p>
      <text:p text:style-name="Standard"><text:tab/></text:p>
      <text:p text:style-name="Standard">Types of expenses in Phase 6:</text:p>
      <text:p text:style-name="Standard"/>
      <text:p text:style-name="Standard"><text:tab/>Fixed:</text:p>
      <text:p text:style-name="Standard"><text:tab/>1.) Blow</text:p>
      <text:p text:style-name="Standard"><text:tab/></text:p>
      <text:p text:style-name="Standard"><text:tab/>Marginal:</text:p>
      <text:p text:style-name="Standard"><text:tab/>1.) Hookers</text:p>
      <text:p text:style-name="Standard"><text:tab/></text:p>
      <text:p text:style-name="Standard"><text:tab/></text:p>
      <text:p text:style-name="Standard"><text:tab/></text:p>
      <text:p text:style-name="Standard">Why might an Investor Care?</text:p>
      <text:p text:style-name="Standard"/>
      <text:p text:style-name="Standard"><text:tab/>1.) The possession of a non-profit which pays well can be great for many reasons.</text:p>
      <text:p text:style-name="Standard"><text:tab/>2.) Can be started with minimal expense, where growth comes from proven revenue streams</text:p>
      <text:p text:style-name="Standard"><text:tab/>3.) Defined exposure, failure to take hold in phase 3 shutters concept as profitable idea</text:p>
      <text:p text:style-name="Standard"><text:tab/>4.) Still can accept donations and continue pursuing mission for public database of recent </text:p>
      <text:p text:style-name="Standard"><text:tab/> <text:s text:c="4"/>and reliable testing results in spite of failure to realize profit</text:p>
      <text:p text:style-name="Standard"><text:tab/>5.) Patents and licensing available through end of patent life</text:p>
      <text:p text:style-name="Standard"/>
      <text:p text:style-name="Standard"/>
      <text:p text:style-name="Standard">Types of Competition and SWOT:</text:p>
      <text:p text:style-name="Standard"><text:tab/></text:p>
      <text:p text:style-name="Standard"><text:tab/>1.) EWG has a foothold in this area with respect to their /tapwater page. <text:s/>It seems to be </text:p>
      <text:p text:style-name="Standard"><text:tab/> <text:s text:c="4"/>quite comprehensive with links to filters which rid particular chemicals, as well as testing </text:p>
      <text:p text:style-name="Standard"><text:tab/> <text:s text:c="4"/>results for all contaminants, and their health effects at certain doses. Side by side <text:tab/> <text:tab/> <text:s text:c="4"/>comparisons of results from the state, national, and average for this utility. <text:s/>The site is <text:tab/> <text:s text:c="4"/>really well designed to provide information, but really appears inept in its ability to <text:tab/><text:tab/> <text:s text:c="4"/>inculcate a group of people to adopt change through a course of action. <text:s/></text:p>
      <text:p text:style-name="Standard"><text:tab/><text:tab/></text:p>
      <text:p text:style-name="Standard"><text:tab/><text:tab/>of EWG</text:p>
      <text:p text:style-name="Standard"><text:tab/><text:tab/>Strengths:</text:p>
      <text:p text:style-name="Standard"><text:tab/><text:tab/>1.) Beautiful, engaging design</text:p>
      <text:p text:style-name="Standard"><text:soft-page-break/><text:tab/><text:tab/>2.) Rich in information, both remedial and toxin information</text:p>
      <text:p text:style-name="Standard"><text:tab/><text:tab/>3.) One element representing most recent compliance of utility with local regulations</text:p>
      <text:p text:style-name="Standard"><text:tab/><text:tab/>4.) Developed infastructure and compiled lists of local regulations, utilities, and <text:tab/><text:tab/><text:tab/> <text:s text:c="4"/>limits</text:p>
      <text:p text:style-name="Standard"><text:tab/><text:tab/></text:p>
      <text:p text:style-name="Standard"><text:tab/><text:tab/>Weaknesses:</text:p>
      <text:p text:style-name="Standard"><text:tab/><text:tab/>1.) Not much community information, not very personal</text:p>
      <text:p text:style-name="Standard"><text:tab/><text:tab/>2.) Old test results; at best, the information pertaining to a disaster would be made <text:tab/><text:tab/> <text:s text:c="4"/>available 3+ years after events occurred.</text:p>
      <text:p text:style-name="Standard"><text:tab/><text:tab/>3.) Not easy to find accountability records for each utility via website. <text:s/></text:p>
      <text:p text:style-name="Standard"><text:tab/><text:tab/>4.) No input from the community on water quality</text:p>
      <text:p text:style-name="Standard"><text:tab/><text:tab/></text:p>
      <text:p text:style-name="Standard"><text:tab/><text:tab/>of MMY</text:p>
      <text:p text:style-name="Standard"><text:tab/><text:tab/>Opportunities:</text:p>
      <text:p text:style-name="Standard"><text:tab/><text:tab/>1.) Combine engaging design with rich and pertinent information to ease the auditing <text:tab/><text:tab/> <text:s text:c="4"/>process related to water events</text:p>
      <text:p text:style-name="Standard"><text:tab/><text:tab/>2.) Develop and easy way to make water an easy conversation with public officials</text:p>
      <text:p text:style-name="Standard"><text:tab/><text:tab/></text:p>
      <text:p text:style-name="Standard"/>
      <text:p text:style-name="Standard"/>
      <text:p text:style-name="Standard">Key points differentiating between MMY and EWG</text:p>
      <text:p text:style-name="Standard"/>
      <text:p text:style-name="Standard"><text:tab/>1.) MMY is programmatically cooperative. <text:s/>Data displayed in rich way, but also allows <text:tab/> <text:tab/> <text:s text:c="4"/>access to raw data for software development</text:p>
      <text:p text:style-name="Standard"><text:tab/>2.) MMY is up-to-date. <text:s/>With a goal of an analysis of every single public water system in the <text:tab/> <text:s text:c="4"/>US, every 30 days. </text:p>
      <text:p text:style-name="Standard"><text:tab/>3.) MMY provides chain of authority information regarding each water source</text:p>
      <text:p text:style-name="Standard"><text:tab/></text:p>
      <text:p text:style-name="Standard"><text:tab/></text:p>
      <text:p text:style-name="Standard">Actionable Items:</text:p>
      <text:p text:style-name="Standard"><text:tab/>1.) Develop proprietary water testing kit including USB</text:p>
      <text:p text:style-name="Standard"/>
      <text:p text:style-name="Standard"><text:tab/>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3M34S</meta:editing-duration>
    <meta:editing-cycles>5</meta:editing-cycles>
    <meta:generator>OpenOffice/4.1.2$Win32 OpenOffice.org_project/412m3$Build-9782</meta:generator>
    <dc:date>2018-05-10T14:18:05.01</dc:date>
    <dc:creator>Mikey G</dc:creator>
    <meta:document-statistic meta:table-count="0" meta:image-count="0" meta:object-count="0" meta:page-count="7" meta:paragraph-count="243" meta:word-count="1764" meta:character-count="11895"/>
    <meta:user-defined meta:name="Info 1"/>
    <meta:user-defined meta:name="Info 2"/>
    <meta:user-defined meta:name="Info 3"/>
    <meta:user-defined meta:name="Info 4"/>
  </office:meta>
</office:document-meta>
</file>